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1"/>
    <style:style style:name="P26" style:family="paragraph" style:parent-style-name="Standard" style:list-style-name="L5">
      <style:paragraph-properties fo:margin-left="0.5in" fo:margin-right="0in" fo:text-indent="0in" style:auto-text-indent="fals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 style:master-page-name="First_20_Page">
      <style:paragraph-properties style:page-number="auto"/>
    </style:style>
    <style:style style:name="P2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style:writing-mode="lr-tb"/>
    </style:style>
    <style:style style:name="P3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650842480" text:id="ct650842480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xml:id="ct650842576" text:id="ct650842576">
          <text:insertion>
            <office:change-info>
              <dc:creator>Bob Jacobsen</dc:creator>
              <dc:date>2010-10-13T22:18:00</dc:date>
            </office:change-info>
          </text:insertion>
        </text:changed-region>
        <text:changed-region xml:id="ct650842672" text:id="ct650842672">
          <text:deletion>
            <office:change-info>
              <dc:creator>Bob Jacobsen</dc:creator>
              <dc:date>2010-10-08T18:29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066920803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change-start text:change-id="ct650842480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1908572638" text:style-name="L2">
        <text:list-item>
          <text:p text:style-name="P17">The OpenLCB Frame Transfer Specification, which specifies …</text:p>
        </text:list-item>
        <text:list-item>
          <text:p text:style-name="P17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2076180694" text:style-name="L3">
        <text:list-item>
          <text:p text:style-name="P18">OpenLCB Common Information Technical Note</text:p>
        </text:list-item>
      </text:list>
      <text:h text:style-name="Heading_20_1" text:outline-level="1">States</text:h>
      <text:p text:style-name="Standard">The message network layer in an OpenLCB-CAN node has two states: </text:p>
      <text:list xml:id="list1566233022" text:style-name="L4">
        <text:list-item>
          <text:p text:style-name="P19">Uninitialized</text:p>
        </text:list-item>
        <text:list-item>
          <text:p text:style-name="P19">Initialized</text:p>
        </text:list-item>
      </text:list>
      <text:p text:style-name="Standard">Nodes shall start in the Uninitialized state.</text:p>
      <text:p text:style-name="Standard">A node in the Uninitialized state may transmit an Initialization Complete message. <text:s/>A node in the Unitialized state shall not transmit any other message type.</text:p>
      <text:p text:style-name="Standard">A node in <text:span text:style-name="T6">the</text:span> Initialized state may transmit any message type.</text:p>
      <text:p text:style-name="Standard"><text:soft-page-break/></text:p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span text:style-name="T6">the</text:span> frame, the format and contents of which is defined in this section. <text:s/>There are two formats, indicated by the most significant bit of the variable field.</text:p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11">Message Type Indicator: 0x</text:p>
      <text:p text:style-name="P11">Destination address present: No</text:p>
      <text:p text:style-name="P11">Simple subset: </text:p>
      <text:p text:style-name="P11">Priority group: </text:p>
      <text:p text:style-name="P11">Content: Node ID of the sending node</text:p>
      <text:p text:style-name="P12">CAN frame format: </text:p>
      <text:h text:style-name="Heading_20_3" text:outline-level="3">Verify Node ID</text:h>
      <text:p text:style-name="P11">Message Type Indicator: 0x</text:p>
      <text:p text:style-name="P11">Destination address present: Both yes and no</text:p>
      <text:p text:style-name="P11">Simple subset: </text:p>
      <text:p text:style-name="P11">Priority group: </text:p>
      <text:p text:style-name="P11">Content: </text:p>
      <text:p text:style-name="P12">CAN frame format: </text:p>
      <text:h text:style-name="Heading_20_3" text:outline-level="3">Verified Node ID</text:h>
      <text:p text:style-name="P11">Message Type Indicator: 0x</text:p>
      <text:p text:style-name="P11"><text:soft-page-break/>Destination address present: No (space reasons originally, but these no longer apply?)</text:p>
      <text:p text:style-name="P11">Simple subset: </text:p>
      <text:p text:style-name="P11">Priority group: </text:p>
      <text:p text:style-name="P11">Content: NID of the sending node – this is sent in full 48 bit format in all wire protocols, even if an alternate form or alias is available elsewhere in the message</text:p>
      <text:p text:style-name="P12">CAN frame format: </text:p>
      <text:h text:style-name="Heading_20_3" text:outline-level="3">Optional Interaction Rejected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1482944895" text:style-name="L5">
        <text:list-item>
          <text:p text:style-name="P26">Mandatory most recent MTI (2 bytes)</text:p>
        </text:list-item>
        <text:list-item>
          <text:p text:style-name="P26">Mandatory error code (TBD) </text:p>
        </text:list-item>
        <text:list-item>
          <text:p text:style-name="P26">Optional data content (TBD)</text:p>
        </text:list-item>
      </text:list>
      <text:p text:style-name="P12">CAN frame format: </text:p>
      <text:h text:style-name="Heading_20_3" text:outline-level="3">Terminate Due to Error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419889785" text:continue-numbering="true" text:style-name="L5">
        <text:list-item>
          <text:p text:style-name="P26">Mandatory most recent MTI <text:s/>(2 bytes)</text:p>
        </text:list-item>
        <text:list-item>
          <text:p text:style-name="P26">Mandatory error code (TBD) </text:p>
        </text:list-item>
        <text:list-item>
          <text:p text:style-name="P26">Optional data content (TBD)</text:p>
        </text:list-item>
      </text:list>
      <text:p text:style-name="P12">CAN frame format: </text:p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<text:soft-page-break/>Node Initialization</text:h>
      <text:p text:style-name="Standard">Newly functional nodes, once their start-up is complete and they are fully operational, including having the frame transfer layer in “Permitted state”, shall send an "Initialization Complete" message and enter Initialized state.</text:p>
      <text:list xml:id="list1818732250" text:style-name="L6">
        <text:list-item>
          <text:p text:style-name="P20">There is no guarantee that any other node is listening for this. No reply is possible. </text:p>
        </text:list-item>
        <text:list-item>
          <text:p text:style-name="P20">Nodes must not emit any other OpenLCB message before the “Initialization Complete” message.</text:p>
        </text:list-item>
      </text:list>
      <text:p text:style-name="Standard">Sending the IC message is required to insure that higher-level tools are notified that they may start to work with the node. </text:p>
      <text:p text:style-name="Standard"/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ould not transmit any further messages until reset because this message will be received at the other duplicate-ID node(s), resulting in additional “Duplicate Source ID detected” global events and causing a possible message loop.</text:p>
      <text:p text:style-name="Standard">To further improve the reliability of this detection, OpenLCB nodes should, but need not, emit a Verified Node ID message every 30 to 90 seconds. As an implementation detail, it's recommended that CAN-attached nodes use their NIDa to pick that interval so that messages don't bunch up.</text:p>
      <text:h text:style-name="Heading_20_2" text:outline-level="2">Node ID Discovery</text:h>
      <text:p text:style-name="Standard">Upon receipt of a Verify Node ID Number message addressed to it, or an unaddressed Verify Node ID Number message, a node must reply with an unaddressed Verified Node ID Number message.</text:p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Reject Addressed Optional Interaction</text:h>
      <text:list xml:id="list1809783419" text:style-name="L7">
        <text:list-item>
          <text:p text:style-name="P21">Node A receives an addressed message from Node B that carries Node A's NID. </text:p>
        </text:list-item>
      </text:list>
      <text:list xml:id="list1730636092" text:style-name="L8">
        <text:list-item>
          <text:p text:style-name="P22">The MTI indicates the start of an optional interaction. </text:p>
        </text:list-item>
      </text:list>
      <text:list xml:id="list793888696" text:style-name="L9">
        <text:list-item>
          <text:p text:style-name="P23">If Node A does not want to take part in the optional interaction, it may send an Optional Interaction Rejected message addressed to Node B with the original MTI in the message <text:soft-page-break/>content. There is no requirement that OIR be sent; the node may silently ignore the incoming message.</text:p>
        </text:list-item>
      </text:list>
      <text:p text:style-name="Standard">The message content also contains an optional reason code and an optional data value. The use of these fields is to be defined. </text:p>
      <text:h text:style-name="Heading_20_3" text:outline-level="3">Reject Unaddressed Optional Interaction</text:h>
      <text:list xml:id="list83020281" text:style-name="L10">
        <text:list-item>
          <text:p text:style-name="P24">Node A receives an unaddressed message from Node B. </text:p>
        </text:list-item>
        <text:list-item>
          <text:p text:style-name="P24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h text:style-name="Heading_20_3" text:outline-level="3">Reject Addressed Standard Interaction Due to Error</text:h>
      <text:list xml:id="list1116581284" text:style-name="L11">
        <text:list-item>
          <text:p text:style-name="P25">Node A is taking part in an addressed interaction with Node B. Either node may be able to send the next message.</text:p>
        </text:list-item>
        <text:list-item>
          <text:p text:style-name="P25">Some error condition prevents Node A from continuing the interaction. </text:p>
        </text:list-item>
        <text:list-item>
          <text:p text:style-name="P25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><text:change-end text:change-id="ct650842480"/><text:change-start text:change-id="ct650842576"/></text:p>
      <text:p text:style-name="P1"><text:change-end text:change-id="ct650842576"/><text:change text:change-id="ct65084267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States<text:tab/>1</text:p>
          <text:p text:style-name="P13"><text:s/>5 Message Format (Normative)<text:tab/>2</text:p>
          <text:p text:style-name="P14"><text:s/>5.1 Global (non-addressed) messages<text:tab/>2</text:p>
          <text:p text:style-name="P14"><text:s/>5.2 Addressed messages<text:tab/>2</text:p>
          <text:p text:style-name="P13"><text:s/>6 Messages (Normative)<text:tab/>2</text:p>
          <text:p text:style-name="P15"><text:s/>6.1.1 Initialization Complete<text:tab/>2</text:p>
          <text:p text:style-name="P15"><text:s/>6.1.2 Verify Node ID<text:tab/>2</text:p>
          <text:p text:style-name="P15"><text:s/>6.1.3 Verified Node ID<text:tab/>2</text:p>
          <text:p text:style-name="P15"><text:s/>6.1.4 Optional Interaction Rejected<text:tab/>3</text:p>
          <text:p text:style-name="P15"><text:s/>6.1.5 Terminate Due to Error<text:tab/>3</text:p>
          <text:p text:style-name="P13"><text:s/>7 Interactions (Normative)<text:tab/>3</text:p>
          <text:p text:style-name="P14"><text:s/>7.1 Node Initialization<text:tab/>4</text:p>
          <text:p text:style-name="P14"><text:s/>7.2 Duplicate Node ID Detection<text:tab/>4</text:p>
          <text:p text:style-name="P14"><text:s/>7.3 Node ID Discovery<text:tab/>4</text:p>
          <text:p text:style-name="P14"><text:s/>7.4 Error Handling<text:tab/>4</text:p>
          <text:p text:style-name="P15"><text:s/>7.4.1 Reject Addressed Optional Interaction<text:tab/>5</text:p>
          <text:p text:style-name="P15"><text:s/>7.4.2 Reject Unaddressed Optional Interaction<text:tab/>5</text:p>
          <text:p text:style-name="P15"><text:s/>7.4.3 Reject Addressed Standard Interaction Due to Error<text:tab/>5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632402768" text:id="ct63240276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632402992" text:id="ct63240299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32402768"/><text:change-start text:change-id="ct632402992"/>OpenLCB-CAN Message Network Standard<text:change-end text:change-id="ct632402992"/></text:p>
      </style:header>
      <style:footer>
        <text:tracked-changes>
          <text:changed-region xml:id="ct650820160" text:id="ct6508201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891409360" text:id="ct891409360">
            <text:insertion>
              <office:change-info>
                <dc:creator>Bob Jacobsen</dc:creator>
                <dc:date>2011-07-23T20:10:00</dc:date>
              </office:change-info>
            </text:insertion>
          </text:changed-region>
        </text:tracked-changes>
        <text:p text:style-name="MP4"><text:change text:change-id="ct650820160"/><text:change-start text:change-id="ct89140936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89140936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10:43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632412512" text:id="ct63241251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632411120" text:id="ct6324111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632411216" text:id="ct632411216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xml:id="ct632414848" text:id="ct632414848">
            <text:deletion>
              <office:change-info>
                <dc:creator>Bob Jacobsen</dc:creator>
                <dc:date>2010-10-08T18:28:00</dc:date>
              </office:change-info>
              <text:p text:style-name="MP7">(title)</text:p>
            </text:deletion>
          </text:changed-region>
          <text:changed-region xml:id="ct632414944" text:id="ct632414944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xml:id="ct632415968" text:id="ct63241596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632412736" text:id="ct632412736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632415040" text:id="ct63241504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632416064" text:id="ct63241606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32412512"/><text:change-start text:change-id="ct632411120"/>OpenLCB St<text:change-end text:change-id="ct632411120"/><text:change-start text:change-id="ct632411216"/>andard<text:change-end text:change-id="ct63241121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32414848"/><text:change-start text:change-id="ct632414944"/>OpenLCB-CAN Message Network<text:change-end text:change-id="ct63241494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32415968"/><text:change-start text:change-id="ct632412736"/><text:date style:data-style-name="N75" text:date-value="2011-07-23T20:10:43.99">Jul 23, 2011</text:date><text:change-end text:change-id="ct632412736"/></text:p>
            </table:table-cell>
            <table:table-cell table:style-name="Table1.C1" office:value-type="string">
              <text:p text:style-name="MP7"><text:change text:change-id="ct632415040"/><text:change-start text:change-id="ct632416064"/>Preliminary<text:change-end text:change-id="ct632416064"/></text:p>
            </table:table-cell>
          </table:table-row>
        </table:table>
        <text:p text:style-name="Header"/>
      </style:header>
      <style:footer>
        <text:tracked-changes>
          <text:changed-region xml:id="ct891399168" text:id="ct891399168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Copyright 20</text:span></text:p>
            </text:deletion>
          </text:changed-region>
          <text:changed-region xml:id="ct650823536" text:id="ct65082353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891423552" text:id="ct891423552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650823888" text:id="ct65082388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650825728" text:id="ct650825728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and A. Shepherd</text:span></text:p>
            </text:deletion>
          </text:changed-region>
          <text:changed-region xml:id="ct891373008" text:id="ct891373008">
            <text:insertion>
              <office:change-info>
                <dc:creator>Bob Jacobsen</dc:creator>
                <dc:date>2011-07-23T20:10:00</dc:date>
              </office:change-info>
            </text:insertion>
          </text:changed-region>
        </text:tracked-changes>
        <text:p text:style-name="MP8"><text:change text:change-id="ct891399168"/><text:change text:change-id="ct650823536"/><text:change text:change-id="ct891423552"/><text:change text:change-id="ct650823888"/><text:change text:change-id="ct650825728"/><text:change-start text:change-id="ct89137300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891373008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10:43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94</meta:editing-cycles>
    <meta:editing-duration>PT14H8M51S</meta:editing-duration>
    <meta:generator>OpenOffice.org/3.3$Unix OpenOffice.org_project/330m20$Build-9567</meta:generator>
    <dc:date>2011-07-23T20:10:44</dc:date>
    <dc:creator>Bob Jacobsen</dc:creator>
    <meta:keyword>OpenLCB-CAN Message Network</meta:keyword>
    <meta:document-statistic meta:table-count="1" meta:image-count="1" meta:object-count="0" meta:page-count="6" meta:paragraph-count="146" meta:word-count="1386" meta:character-count="8654"/>
    <meta:user-defined meta:name="Info 1"/>
    <meta:user-defined meta:name="Info 2"/>
    <meta:user-defined meta:name="Info 3"/>
    <meta:user-defined meta:name="Info 4"/>
  </office:meta>
</office:document-meta>
</file>